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1" svg:font-family="'Droid Sans Mono'" style:font-family-generic="swiss" style:font-pitch="fixed"/>
    <style:font-face style:name="Droid Sans Mono" svg:font-family="'Droid Sans Mono'" style:font-adornments="Běžné" style:font-family-generic="swiss" style:font-pitch="fixed"/>
    <style:font-face style:name="CMU Typewriter Text" svg:font-family="'CMU Typewriter Text'" style:font-family-generic="modern" style:font-pitch="variable"/>
    <style:font-face style:name="Georgia1" svg:font-family="Georgia" style:font-adornments="obyčejné" style:font-family-generic="roman" style:font-pitch="variable"/>
    <style:font-face style:name="Georgia" svg:font-family="Georgia" style:font-adornments="tučné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text-properties officeooo:rsid="0011670c" officeooo:paragraph-rsid="0011670c"/>
    </style:style>
    <style:style style:name="P2" style:family="paragraph" style:parent-style-name="Heading_20_2">
      <style:text-properties officeooo:rsid="00134812" officeooo:paragraph-rsid="00134812"/>
    </style:style>
    <style:style style:name="P3" style:family="paragraph" style:parent-style-name="Heading_20_2">
      <style:text-properties officeooo:rsid="0014e3ac" officeooo:paragraph-rsid="0014e3ac"/>
    </style:style>
    <style:style style:name="P4" style:family="paragraph" style:parent-style-name="Heading_20_2">
      <style:text-properties officeooo:rsid="0016b1c7" officeooo:paragraph-rsid="0016b1c7"/>
    </style:style>
    <style:style style:name="P5" style:family="paragraph" style:parent-style-name="Heading_20_2">
      <style:text-properties officeooo:rsid="0018fe12" officeooo:paragraph-rsid="0018fe12"/>
    </style:style>
    <style:style style:name="P6" style:family="paragraph" style:parent-style-name="Text_20_body">
      <style:text-properties officeooo:rsid="000fe7dc" officeooo:paragraph-rsid="000fe7dc"/>
    </style:style>
    <style:style style:name="P7" style:family="paragraph" style:parent-style-name="Text_20_body">
      <style:text-properties officeooo:rsid="00102a62" officeooo:paragraph-rsid="00102a62"/>
    </style:style>
    <style:style style:name="P8" style:family="paragraph" style:parent-style-name="Text_20_body">
      <style:text-properties officeooo:rsid="0011670c" officeooo:paragraph-rsid="0018fe12"/>
    </style:style>
    <style:style style:name="P9" style:family="paragraph" style:parent-style-name="Text_20_body">
      <style:text-properties officeooo:rsid="00134812" officeooo:paragraph-rsid="00134812"/>
    </style:style>
    <style:style style:name="P10" style:family="paragraph" style:parent-style-name="Text_20_body">
      <style:text-properties officeooo:rsid="00134812" officeooo:paragraph-rsid="0018fe12"/>
    </style:style>
    <style:style style:name="P11" style:family="paragraph" style:parent-style-name="Text_20_body">
      <style:text-properties officeooo:paragraph-rsid="00134812"/>
    </style:style>
    <style:style style:name="P12" style:family="paragraph" style:parent-style-name="Text_20_body">
      <style:text-properties officeooo:rsid="00146501" officeooo:paragraph-rsid="00146501"/>
    </style:style>
    <style:style style:name="P13" style:family="paragraph" style:parent-style-name="Text_20_body">
      <style:text-properties officeooo:rsid="0016b1c7" officeooo:paragraph-rsid="0016b1c7"/>
    </style:style>
    <style:style style:name="P14" style:family="paragraph" style:parent-style-name="Text_20_body">
      <style:text-properties officeooo:paragraph-rsid="0016b1c7"/>
    </style:style>
    <style:style style:name="P15" style:family="paragraph" style:parent-style-name="Text_20_body">
      <style:text-properties officeooo:paragraph-rsid="00180874"/>
    </style:style>
    <style:style style:name="P16" style:family="paragraph" style:parent-style-name="Text_20_body">
      <style:text-properties officeooo:rsid="0018bcfb" officeooo:paragraph-rsid="0018bcfb"/>
    </style:style>
    <style:style style:name="P17" style:family="paragraph" style:parent-style-name="Text_20_body">
      <style:text-properties officeooo:rsid="0018fe12" officeooo:paragraph-rsid="0018fe12"/>
    </style:style>
    <style:style style:name="P18" style:family="paragraph" style:parent-style-name="Text_20_body">
      <style:text-properties officeooo:rsid="001a2aac" officeooo:paragraph-rsid="001a2aac"/>
    </style:style>
    <style:style style:name="P19" style:family="paragraph" style:parent-style-name="Text_20_body">
      <style:text-properties officeooo:rsid="001be559" officeooo:paragraph-rsid="001be559"/>
    </style:style>
    <style:style style:name="P20" style:family="paragraph" style:parent-style-name="Text_20_body">
      <style:text-properties officeooo:paragraph-rsid="001ebfa0"/>
    </style:style>
    <style:style style:name="P21" style:family="paragraph" style:parent-style-name="Subtitle">
      <style:text-properties officeooo:rsid="000fe7dc" officeooo:paragraph-rsid="000fe7dc"/>
    </style:style>
    <style:style style:name="P22" style:family="paragraph">
      <style:paragraph-properties fo:break-before="page"/>
    </style:style>
    <style:style style:name="P23" style:family="paragraph" style:parent-style-name="Heading_20_1">
      <style:text-properties officeooo:rsid="0014e3ac" officeooo:paragraph-rsid="0014e3ac"/>
    </style:style>
    <style:style style:name="P24" style:family="paragraph" style:parent-style-name="Podtitul_20_2">
      <style:text-properties fo:font-style="normal" officeooo:rsid="001ebfa0" officeooo:paragraph-rsid="001ebfa0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4e3ac" style:font-style-asian="italic" style:font-style-complex="italic"/>
    </style:style>
    <style:style style:name="T3" style:family="text">
      <style:text-properties officeooo:rsid="00102a62"/>
    </style:style>
    <style:style style:name="T4" style:family="text">
      <style:text-properties officeooo:rsid="0011670c"/>
    </style:style>
    <style:style style:name="T5" style:family="text">
      <style:text-properties style:font-name="CMU Typewriter Text"/>
    </style:style>
    <style:style style:name="T6" style:family="text">
      <style:text-properties style:font-name="CMU Typewriter Text" officeooo:rsid="00134812"/>
    </style:style>
    <style:style style:name="T7" style:family="text">
      <style:text-properties style:font-name="CMU Typewriter Text" officeooo:rsid="00146501"/>
    </style:style>
    <style:style style:name="T8" style:family="text">
      <style:text-properties style:font-name="CMU Typewriter Text" officeooo:rsid="0014e3ac"/>
    </style:style>
    <style:style style:name="T9" style:family="text">
      <style:text-properties style:font-name="CMU Typewriter Text" officeooo:rsid="0016b1c7"/>
    </style:style>
    <style:style style:name="T10" style:family="text">
      <style:text-properties style:font-name="CMU Typewriter Text" officeooo:rsid="00180874"/>
    </style:style>
    <style:style style:name="T11" style:family="text">
      <style:text-properties style:font-name="CMU Typewriter Text" officeooo:rsid="0018fe12"/>
    </style:style>
    <style:style style:name="T12" style:family="text">
      <style:text-properties style:font-name="CMU Typewriter Text" officeooo:rsid="001d024d"/>
    </style:style>
    <style:style style:name="T13" style:family="text">
      <style:text-properties officeooo:rsid="00134812"/>
    </style:style>
    <style:style style:name="T14" style:family="text">
      <style:text-properties officeooo:rsid="00146501"/>
    </style:style>
    <style:style style:name="T15" style:family="text">
      <style:text-properties officeooo:rsid="0014e3ac"/>
    </style:style>
    <style:style style:name="T16" style:family="text">
      <style:text-properties officeooo:rsid="0016b1c7"/>
    </style:style>
    <style:style style:name="T17" style:family="text">
      <style:text-properties officeooo:rsid="00180874"/>
    </style:style>
    <style:style style:name="T18" style:family="text">
      <style:text-properties officeooo:rsid="0018fe12"/>
    </style:style>
    <style:style style:name="T19" style:family="text">
      <style:text-properties officeooo:rsid="001be559"/>
    </style:style>
    <style:style style:name="T20" style:family="text">
      <style:text-properties officeooo:rsid="001d024d"/>
    </style:style>
    <style:style style:name="T21" style:family="text">
      <style:text-properties officeooo:rsid="001ebf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line-break/><text:line-break/><text:line-break/><text:line-break/><text:line-break/><text:line-break/><text:line-break/></text:p>
      <text:p text:style-name="P20"><text:line-break/><text:line-break/><text:line-break/></text:p>
      <text:p text:style-name="Title">Racionální kalkulačka</text:p>
      <text:p text:style-name="P21">Ondřej Hruška</text:p>
      <text:p text:style-name="Podtitul_20_2">Semestrální práce<text:line-break/>předmět<text:span text:style-name="T21">u</text:span> Programování 1</text:p>
      <text:p text:style-name="P24">27. září 2013</text:p>
      <text:h text:outline-level="1">Zadání</text:h>
      <text:p text:style-name="P6">Program načte výraz, který může obsahovat celá čísla a operace sčítání, odčítání, násobení, dělení a mocnění a závorky, a provede jeho vyhodnocení s plnou přesností (výsledkem bude celé číslo nebo zlomek), s ohledem na prioritu operátorů a závorky; výraz je možné zadávat přímo programu nebo načítat / ukládat z / do souboru, stačí konzolové uživatelské rozhraní. </text:p>
      <text:h text:style-name="Heading_20_1" text:outline-level="1">Rozbor</text:h>
      <text:p text:style-name="P6">Vzhledem k složitosti úkolu jsem se rozhodl <text:span text:style-name="T3">k problému přistoupit co</text:span> nejobecněji, aby <text:span text:style-name="T3">systém</text:span> bylo možné snadno rozšiřovat a ladit. Projekt je rozdělen na dvě části – vyhodnocovací logiku a uživatelské rozhraní.</text:p>
      <text:h text:style-name="P1" text:outline-level="2">Vyhodnocení výrazu</text:h>
      <text:p text:style-name="P7">Zadaný řetězec je nejprve zjednodušen a následně rozdělen na jednotlivé tokeny (čísla, operátory, závorky).</text:p>
      <text:p text:style-name="P7">Z těchto tokenů je <text:span text:style-name="T4">pak</text:span> sestaven syntaktický strom, jehož vyhodnocením se získá výsledek zadaného vzorce.</text:p>
      <text:h text:style-name="P2" text:outline-level="2">Uživatelské rozhraní</text:h>
      <text:p text:style-name="P11"><text:span text:style-name="T13">Při tvorbě uživatelského rozhraní jsem se inspiroval linuxovým programem </text:span><text:span text:style-name="T6">bc</text:span>, což je <text:span text:style-name="T13">jednoduchá terminálová kalkulačka.</text:span></text:p>
      <text:p text:style-name="P9">Po spuštění se uživateli vypíše krátká informace o použití, a další interakce probíhá formou zadávání příkazů.</text:p>
      <text:p text:style-name="P9">Oproti zadání <text:span text:style-name="T19">úlohy </text:span>obsahuje aplikace některé nové prvky. Uživatel má například možnost vytvářet proměnné, měnit je a používat je uvnitř zadaných výrazů. <text:span text:style-name="T14">Dále stojí za zmínku rozšíření sady podporovaných operací o modulo (</text:span><text:span text:style-name="T7">%</text:span><text:span text:style-name="T14">) a faktoriál (</text:span><text:span text:style-name="T7">!</text:span><text:span text:style-name="T14">).</text:span></text:p>
      <text:p text:style-name="P12">Po zadání příkazu „<text:span text:style-name="T5">help</text:span>” se vypíše stručná nápověda, která uživateli ozřejmí základní příkazy a podporované početní operace. Mezi užiteční příkazy patří „<text:span text:style-name="T5">load filename</text:span>”, který způsobí načtení a vykonání příkazů uložených v souboru daného jména. Příkazy v souboru mají k dispozici <text:soft-page-break/>proměnné z aktuální <text:span text:style-name="T1">session</text:span>, je tedy možné využít tohoto příkazu k vytvoření knihovny často opakovaných <text:span text:style-name="T19">výpočtů</text:span>.</text:p>
      <text:p text:style-name="P12">Přesné informace o použití získáte zadáním zmíněného příkazu „<text:span text:style-name="T5">help</text:span>”.</text:p>
      <text:h text:style-name="P23" text:outline-level="1">Implementace</text:h>
      <text:p text:style-name="P19"><text:span text:style-name="T15">Z</text:span>drojový kód je bohatě zdokumentován formou <text:span text:style-name="T1">JavaDoc</text:span>, neměl by tedy být problém se v něm orientovat. Komentáře jsou v souladu s obecně doporučovanými postupy psány anglicky.</text:p>
      <text:h text:style-name="P3" text:outline-level="2">Rozdělení kódu</text:h>
      <text:p text:style-name="Text_20_body"><text:span text:style-name="T15">S cílem zajistit co největší modularitu a umožnit případné použité pro další projekty byl kód rozdělen na balíčky </text:span><text:span text:style-name="T8">rcalc</text:span> <text:span text:style-name="T15">a </text:span><text:span text:style-name="T8">seminarka</text:span><text:span text:style-name="T15">. Balíček </text:span><text:span text:style-name="T8">rcalc</text:span><text:span text:style-name="T15"> poskytuje obecně použitelné třídy pro vyhodnocování výrazů a správu proměnných, zatímco balíček </text:span><text:span text:style-name="T8">seminarka</text:span><text:span text:style-name="T15"> obsahuje uživatelské rozhraní a hlavní třídu aplikace.</text:span></text:p>
      <text:h text:style-name="P4" text:outline-level="2"><text:span text:style-name="T15">Průběh vyhodnocení výrazu</text:span></text:h>
      <text:p text:style-name="P13"><text:span text:style-name="T15">P</text:span>o potvrzení <text:span text:style-name="T20">zadaného řetězce</text:span> klávesou <text:span text:style-name="T1">Return</text:span> je <text:span text:style-name="T20">text</text:span> převeden na malá písmena, jsou oříznuty bílé znaky na krajích a výraz je postupně porovnán s jednotlivými příkazy <text:span text:style-name="T20">(např. </text:span><text:span text:style-name="T12">load</text:span><text:span text:style-name="T20">, </text:span><text:span text:style-name="T12">help</text:span><text:span text:style-name="T20">, </text:span><text:span text:style-name="T12">vars</text:span><text:span text:style-name="T20">, </text:span><text:span text:style-name="T12">exit</text:span><text:span text:style-name="T20">)</text:span>. Pokud se s některým shoduje, funkce přiřazená příkazu se vykoná.</text:p>
      <text:p text:style-name="P14"><text:span text:style-name="T16">V případě, že řetězec neodpovídá žádnému příkazu, je předán instanci třídy </text:span><text:span text:style-name="T9">RCalcSession</text:span><text:span text:style-name="T16">, která obstarává správu proměnných a zprostředkovává vyhodnocení výrazů pomocí třídy </text:span><text:span text:style-name="T9">Rcalc</text:span> (t<text:span text:style-name="T16">yto dvě třídy spolu s třídou </text:span><text:span text:style-name="T9">Fraction</text:span><text:span text:style-name="T16"> znázorňující zlomky tvoří veřejné API balíčku </text:span><text:span text:style-name="T9">rcalc</text:span><text:span text:style-name="T16">).</text:span></text:p>
      <text:p text:style-name="P13">Třída <text:span text:style-name="T5">RCalc</text:span> se stará o vlastní vyhodnocení výrazu a chytání výjimek. Výraz je nejprve předán instanci třídy <text:span text:style-name="T5">Tokenizer</text:span>, která provede řadu úprav pomocí regulárních výrazů a následně řetězec rozdělí na tokeny. Tyto jsou vloženy do objektu typu <text:span text:style-name="T5">TokenList</text:span>, který rozšiřuje <text:span text:style-name="T5">ArrayList</text:span> z <text:span text:style-name="T5">java.utils</text:span>.</text:p>
      <text:p text:style-name="P15"><text:span text:style-name="T16">Zavoláním metody </text:span><text:span text:style-name="T9">parse()</text:span><text:span text:style-name="T16"> na vzniklém </text:span><text:span text:style-name="T9">TokenListu</text:span> <text:span text:style-name="T16">se zahájí tvorba syntaktického stromu.</text:span></text:p>
      <text:p text:style-name="P15"><text:span text:style-name="T16">Nejprve jsou ze seznamu tokenů vyjmuty obsahy závorek, které jsou </text:span><text:soft-page-break/><text:span text:style-name="T16">následně vloženy do menších </text:span><text:span text:style-name="T9">TokenListů</text:span><text:span text:style-name="T16">, přeloženy a vráceny zpět</text:span>. <text:span text:style-name="T17">To je umožněno tím, že jak tokeny, tak i </text:span><text:span text:style-name="T10">TokenList</text:span><text:span text:style-name="T17"> a všechny prvky syntaktického stromu implementují rozhraní </text:span><text:span text:style-name="T10">IToken</text:span><text:span text:style-name="T17">, je tedy možné je uchovávat ve společ</text:span>ném seznamu.</text:p>
      <text:p text:style-name="P15"><text:span text:style-name="T17">Po zpracování závorek jsou postupně všechny tokeny představující aritmetické operátory nahrazeny instancemi tříd, které rozšiřují abstraktní třídu </text:span><text:span text:style-name="T10">Operation</text:span><text:span text:style-name="T17">. Každá operace si uchovává své operandy v soukromých proměnných, postupně tedy dochází k zjednodušení </text:span><text:span text:style-name="T10">TokenListu</text:span><text:span text:style-name="T17"> na jedinou </text:span><text:span text:style-name="T10">Operation</text:span>, <text:span text:style-name="T17">která tvoří kořenový uzel vzniklého syntaktického stromu.</text:span></text:p>
      <text:p text:style-name="P16"><text:span text:style-name="T17">J</text:span>ak <text:span text:style-name="T5">Operation</text:span>, tak i třída znázorňující zlomky <text:span text:style-name="T12">Fraction</text:span><text:span text:style-name="T20"> </text:span>implementují rozhraní <text:span text:style-name="T5">IEvaluable</text:span>. Díky tomu stačí na kořeni syntaktického stromu zavolat metodu <text:span text:style-name="T5">evaluate()</text:span> a celý výraz se vyhodnotí. Návratovou hodnotou je výsledný zlomek.</text:p>
      <text:h text:style-name="P5" text:outline-level="2">Datový typ „Fraction”</text:h>
      <text:p text:style-name="P10">Pro znázornění zlomků slouží datový typ <text:span text:style-name="T11">Fraction</text:span><text:span text:style-name="T18"> </text:span>obsahující celočíselné proměnné představující čitatel a jmenovatel. Součástí zlomku jsou i metody pro různé aritmetické operace.</text:p>
      <text:p text:style-name="P8"><text:span text:style-name="T18">Všechna celá čísla jsou při parsování převedena na zlomky s čitatelem rovným jedné, čímž je vyhodnocování velmi zjednodušeno.</text:span></text:p>
      <text:p text:style-name="P17">Vzhledem k požadavku na přesné vyjádření výsledku nebylo možné použít desetinné datové typy (<text:span text:style-name="T5">float</text:span>, <text:span text:style-name="T5">double</text:span>) a celočíselné typy (<text:span text:style-name="T5">int</text:span>, <text:span text:style-name="T5">long</text:span>) neposkytují dostatečný počet míst <text:span text:style-name="T20">(např. pro výpočet vysokých mocnin či faktoriálu)</text:span>. Proto jsem pro uložení číselné hodnoty zvolil <text:span text:style-name="T20">typ</text:span> <text:span text:style-name="T5">BigInteger</text:span>, kter<text:span text:style-name="T20">ý</text:span> dokáže pojmout i velmi vysoká celá čísla.</text:p>
      <text:p text:style-name="P18">Pro případ, kdy uživatel chce dostat výsledek v desetinném formátu, má <text:span text:style-name="T5">Fraction</text:span> metodu <text:span text:style-name="T5">getDoubleValue()</text:span>, která vrátí přibližný výsledek typu <text:span text:style-name="T5">doubl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roid Sans Mono1" svg:font-family="'Droid Sans Mono'" style:font-family-generic="swiss" style:font-pitch="fixed"/>
    <style:font-face style:name="Droid Sans Mono" svg:font-family="'Droid Sans Mono'" style:font-adornments="Běžné" style:font-family-generic="swiss" style:font-pitch="fixed"/>
    <style:font-face style:name="CMU Typewriter Text" svg:font-family="'CMU Typewriter Text'" style:font-family-generic="modern" style:font-pitch="variable"/>
    <style:font-face style:name="Georgia1" svg:font-family="Georgia" style:font-adornments="obyčejné" style:font-family-generic="roman" style:font-pitch="variable"/>
    <style:font-face style:name="Georgia" svg:font-family="Georgia" style:font-adornments="tučné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1" fo:font-size="22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31cm" style:contextual-spacing="false" fo:line-height="0.7cm" style:page-number="auto"/>
      <style:text-properties style:font-name="DejaVu Sans Condensed"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Georgia" fo:font-size="32pt" fo:font-style="normal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1" fo:font-size="20pt" fo:font-style="normal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odtitul_20_2" style:display-name="Podtitul 2" style:family="paragraph" style:parent-style-name="Subtitle">
      <style:paragraph-properties>
        <style:tab-stops/>
      </style:paragraph-properties>
      <style:text-properties style:font-name="DejaVu Sans Condensed" fo:font-size="12pt" fo:font-style="normal" fo:font-weight="150"/>
    </style:style>
    <style:style style:name="Source" style:family="paragraph" style:parent-style-name="Text_20_body" style:master-page-name="">
      <style:paragraph-properties fo:keep-together="always" style:page-number="auto"/>
      <style:text-properties style:font-name="Droid Sans Mono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20:30:39.913696393</meta:creation-date>
    <dc:date>2013-09-27T22:13:32.898055652</dc:date>
    <meta:editing-duration>PT1H27M36S</meta:editing-duration>
    <meta:editing-cycles>12</meta:editing-cycles>
    <meta:generator>LibreOffice/4.1.1.2$Linux_x86 LibreOffice_project/410m0$Build-2</meta:generator>
    <meta:document-statistic meta:table-count="0" meta:image-count="0" meta:object-count="0" meta:page-count="4" meta:paragraph-count="36" meta:word-count="704" meta:character-count="4986" meta:non-whitespace-character-count="4304"/>
  </office:meta>
</office:document-meta>
</file>